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8f01" officeooo:paragraph-rsid="0007a2e1"/>
    </style:style>
    <style:style style:name="P2" style:family="paragraph" style:parent-style-name="Standard">
      <style:text-properties fo:font-weight="bold" officeooo:rsid="001c8f01" officeooo:paragraph-rsid="0007a2e1" style:font-weight-asian="bold" style:font-weight-complex="bold"/>
    </style:style>
    <style:style style:name="P3" style:family="paragraph" style:parent-style-name="Standard">
      <style:text-properties fo:font-weight="bold" officeooo:rsid="00104798" officeooo:paragraph-rsid="00104798" style:font-weight-asian="bold" style:font-weight-complex="bold"/>
    </style:style>
    <style:style style:name="P4" style:family="paragraph" style:parent-style-name="Standard">
      <style:text-properties fo:font-weight="bold" officeooo:rsid="00104798" officeooo:paragraph-rsid="0007a2e1" style:font-weight-asian="bold" style:font-weight-complex="bold"/>
    </style:style>
    <style:style style:name="P5" style:family="paragraph" style:parent-style-name="Standard">
      <style:text-properties fo:font-weight="normal" officeooo:rsid="001c8f01" officeooo:paragraph-rsid="0007a2e1" style:font-weight-asian="normal" style:font-weight-complex="normal"/>
    </style:style>
    <style:style style:name="P6" style:family="paragraph" style:parent-style-name="Standard">
      <style:text-properties fo:font-weight="normal" officeooo:rsid="0007a2e1" officeooo:paragraph-rsid="0007a2e1" style:font-weight-asian="normal" style:font-weight-complex="normal"/>
    </style:style>
    <style:style style:name="P7" style:family="paragraph" style:parent-style-name="Standard">
      <style:text-properties officeooo:rsid="0007a2e1" officeooo:paragraph-rsid="0007a2e1"/>
    </style:style>
    <style:style style:name="P8" style:family="paragraph" style:parent-style-name="Standard">
      <style:text-properties officeooo:paragraph-rsid="001a461e"/>
    </style:style>
    <style:style style:name="P9" style:family="paragraph" style:parent-style-name="Text_20_body">
      <style:text-properties fo:font-weight="bold" officeooo:rsid="000220c4" officeooo:paragraph-rsid="00104798" style:font-weight-asian="bold" style:font-weight-complex="bold"/>
    </style:style>
    <style:style style:name="P10" style:family="paragraph" style:parent-style-name="Text_20_body">
      <style:text-properties fo:font-weight="normal" officeooo:rsid="001f8dce" officeooo:paragraph-rsid="00104798" style:font-weight-asian="normal" style:font-weight-complex="normal"/>
    </style:style>
    <style:style style:name="P11" style:family="paragraph" style:parent-style-name="Standard">
      <style:text-properties officeooo:rsid="001c8f01" officeooo:paragraph-rsid="0007a2e1"/>
    </style:style>
    <style:style style:name="P12" style:family="paragraph" style:parent-style-name="Standard">
      <style:text-properties fo:font-weight="bold" officeooo:rsid="0021876f" officeooo:paragraph-rsid="0021876f" style:font-weight-asian="bold" style:font-weight-complex="bold"/>
    </style:style>
    <style:style style:name="P13" style:family="paragraph" style:parent-style-name="Standard">
      <style:text-properties fo:font-weight="normal" officeooo:rsid="0021876f" officeooo:paragraph-rsid="0021876f" style:font-weight-asian="normal" style:font-weight-complex="normal"/>
    </style:style>
    <style:style style:name="P14" style:family="paragraph">
      <loext:graphic-properties draw:fill="none" draw:fill-color="#ffffff"/>
      <style:paragraph-properties style:writing-mode="lr-tb"/>
    </style:style>
    <style:style style:name="P15" style:family="paragraph">
      <style:paragraph-properties fo:text-align="center"/>
    </style:style>
    <style:style style:name="P16" style:family="paragraph">
      <loext:graphic-properties draw:fill-color="#000000"/>
      <style:paragraph-properties fo:text-align="center"/>
    </style:style>
    <style:style style:name="P17" style:family="paragraph">
      <style:paragraph-properties style:writing-mode="lr-tb"/>
      <style:text-properties fo:font-size="12pt"/>
    </style:style>
    <style:style style:name="P18" style:family="paragraph">
      <loext:graphic-properties draw:fill-color="#ffffff"/>
      <style:paragraph-properties style:writing-mode="lr-tb"/>
      <style:text-properties fo:font-size="12pt"/>
    </style:style>
    <style:style style:name="P19" style:family="paragraph">
      <style:paragraph-properties style:writing-mode="lr-tb"/>
    </style:style>
    <style:style style:name="P20" style:family="paragraph">
      <loext:graphic-properties draw:fill-color="#ffffff"/>
      <style:paragraph-properties style:writing-mode="lr-tb"/>
    </style:style>
    <style:style style:name="T1" style:family="text">
      <style:text-properties fo:font-style="italic" officeooo:rsid="00198c5c" style:font-style-asian="italic" style:font-style-complex="italic"/>
    </style:style>
    <style:style style:name="T2" style:family="text">
      <style:text-properties officeooo:rsid="00104798"/>
    </style:style>
    <style:style style:name="T3" style:family="text">
      <style:text-properties officeooo:rsid="0011e155"/>
    </style:style>
    <style:style style:name="T4" style:family="text">
      <style:text-properties officeooo:rsid="00131fdf"/>
    </style:style>
    <style:style style:name="T5" style:family="text">
      <style:text-properties officeooo:rsid="00137bdc"/>
    </style:style>
    <style:style style:name="T6" style:family="text">
      <style:text-properties fo:font-weight="normal" officeooo:rsid="001a461e" style:font-weight-asian="normal" style:font-weight-complex="normal"/>
    </style:style>
    <style:style style:name="T7" style:family="text">
      <style:text-properties fo:font-weight="normal" officeooo:rsid="001b560e" style:font-weight-asian="normal" style:font-weight-complex="normal"/>
    </style:style>
    <style:style style:name="T8" style:family="text">
      <style:text-properties officeooo:rsid="00161471"/>
    </style:style>
    <style:style style:name="T9" style:family="text">
      <style:text-properties officeooo:rsid="0017c513"/>
    </style:style>
    <style:style style:name="T10" style:family="text">
      <style:text-properties officeooo:rsid="00198c5c"/>
    </style:style>
    <style:style style:name="T11" style:family="text">
      <style:text-properties fo:font-style="normal" officeooo:rsid="00198c5c" style:font-style-asian="normal" style:font-style-complex="normal"/>
    </style:style>
    <style:style style:name="T12" style:family="text">
      <style:text-properties officeooo:rsid="001b560e"/>
    </style:style>
    <style:style style:name="T13" style:family="text">
      <style:text-properties fo:font-size="12pt"/>
    </style:style>
    <style:style style:name="gr1"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Arrowheads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0.681cm" fo:min-width="4.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ffffff" draw:textarea-horizontal-align="justify" draw:textarea-vertical-align="middle" draw:auto-grow-height="false" fo:min-height="0.676cm" fo:min-width="4.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ly reflection:</text:p>
      <text:p text:style-name="P1"/>
      <text:p text:style-name="P1"><text:span text:style-name="T2">The code is definitely more readable than fortran, since it has block structure, scope and control strucutures. This greater adherance to the structured </text:span><text:span text:style-name="T10">p</text:span><text:span text:style-name="T2">rogramming principle makes it easier to follow the program flow and <text:tab/>understand what the program does. The labelling principle is also better than in fortran, making it easier to give good labels to things to make it clear what</text:span><text:tab/><text:span text:style-name="T2">each thing does. However by allowing whitespace in labels, it can become confusing wh</text:span><text:span text:style-name="T3">ere the label starts and stops. It is also annoying we can’t use camelCase or PascalCase since capitals are used for keywords. The termination at the end of control structures </text:span><text:span text:style-name="T4">helps emphasise the strucutred programming, making it easy to understand where they start and end. There is however some irregularity with this which can cause confusion. </text:span><text:span text:style-name="T5">Most of the time the termination keyword is the reverse of the control structure. This is confusing with the loops however since they all use the DO keyword and it might not be clear which loop it is referring to in nested loop situations. There is also irregularity in that the comment is begun and terminated with the </text:span><text:span text:style-name="T8">CO keyword.</text:span></text:p>
      <text:p text:style-name="P6"/>
      <text:p text:style-name="P5"><text:span text:style-name="T8">Algol68 is more writeable than fortran due to its adhereance to to structured programming through use of the control structures. </text:span><text:span text:style-name="T9">However there were some <text:s/>things that made algol68 hard to write in. One of these things is the lack of syntactic consistency with sem-colons. Not every line needs it. If its the last statement inside a control structure it doesn’t need one. </text:span><text:span text:style-name="T10">Also the terminators of a control structure can count as such a statement requiring a semi-colon. It is just inconsistent, either or all or no statements should have semi-colons. This is further made harder by the error handling which is not the most descriptive, especially for lack of semi-colons. It will point to a line </text:span><text:span text:style-name="T1">near</text:span><text:span text:style-name="T11"> where the semi-colon is missing and say “possibly a missing or erroneous seperator nearby” Only possibly? Even the compiler isn’t sure what happened. It would seem this would be much simplier if the semi-colon rule was more regular. The strong typiung can make it hard to convert types specifically an integer to a string. There should be a simple 1-line solution for this, instead I had to implement procedures to split the integer into its digits and convert each digit individually. It was also annoying to write all the keywords using all caps and this added an annoying restriction on labels since capitals cannot be used.</text:span></text:p>
      <text:p text:style-name="P5"/>
      <text:p text:style-name="P8"><text:span text:style-name="T6">Algol 68 seems to be quite reliable, but small changes such as adding new statements can change the required syntax to other parts of the program. An example of this is the semi-colons which are not necessary for the last statement of a control structure, but will become necessary if new statements were to be added later. Another thing is parantheses with procedures. Sometimes it is unecassary, but sometimes, such as when trying to use local variables, </text:span><text:span text:style-name="T7">it is required. This lack of syntactic consistency can cause small changes or updates to the program to easily break working code. The use of pass by name can quickly get messy, and when changes are made it can easily work different than might be expected and cause some unwanted side-effects.</text:span></text:p>
      <text:p text:style-name="P4"/>
      <text:p text:style-name="P3">Weekly qu<text:span text:style-name="T12">estion</text:span>:</text:p>
      <text:p text:style-name="P9">Assume your program pauses when it prints out fizzbuzz. Draw the stack with all activation records, and both static and dynamic chains, at this point.</text:p>
      <text:p text:style-name="P10"/>
      <text:p text:style-name="P7"><draw:frame text:anchor-type="paragraph" draw:z-index="10" draw:name="Shape5_0" draw:style-name="gr1" draw:text-style-name="P14" svg:width="2.774cm" svg:height="0.507cm" svg:x="8.416cm" svg:y="0.439cm"><draw:text-box><text:p>Static chain</text:p></draw:text-box></draw:frame></text:p>
      <text:p text:style-name="P7"><draw:frame text:anchor-type="paragraph" draw:z-index="9" draw:name="Shape5" draw:style-name="gr1" draw:text-style-name="P14" svg:width="2.774cm" svg:height="0.507cm" svg:x="2.648cm" svg:y="0.026cm"><draw:text-box><text:p>Dynamic chain</text:p></draw:text-box></draw:frame></text:p>
      <text:p text:style-name="P7"/>
      <text:p text:style-name="P1"><draw:custom-shape text:anchor-type="paragraph" draw:z-index="0" draw:name="Shape1" draw:style-name="gr5" draw:text-style-name="P20" svg:width="4.44cm" svg:height="0.676cm" svg:x="4.561cm" svg:y="0.81cm"><text:p text:style-name="P19"><text:s/>main #AR 1</text:p><draw:enhanced-geometry svg:viewBox="0 0 21600 21600" draw:type="rectangle" draw:enhanced-path="M 0 0 L 21600 0 21600 21600 0 21600 0 0 Z N"/></draw:custom-shape><draw:custom-shape text:anchor-type="paragraph" draw:z-index="2" draw:name="Shape1_2" draw:style-name="gr4" draw:text-style-name="P18" svg:width="4.446cm" svg:height="0.682cm" svg:x="4.549cm" svg:y="1.575cm"><text:p text:style-name="P17"><text:span text:style-name="T13"><text:s/></text:span><text:span text:style-name="T13">program…. #AR 0</text:span></text:p><draw:enhanced-geometry svg:viewBox="0 0 21600 21600" draw:type="rectangle" draw:enhanced-path="M 0 0 L 21600 0 21600 21600 0 21600 0 0 Z N"/></draw:custom-shape><draw:custom-shape text:anchor-type="paragraph" draw:z-index="1" draw:name="Shape1_0" draw:style-name="gr5" draw:text-style-name="P20" svg:width="4.44cm" svg:height="0.676cm" svg:x="4.561cm" svg:y="0.062cm"><text:p text:style-name="P19"><text:s/>evaluate fizz buzz #AR 2</text:p><draw:enhanced-geometry svg:viewBox="0 0 21600 21600" draw:type="rectangle" draw:enhanced-path="M 0 0 L 21600 0 21600 21600 0 21600 0 0 Z N"/></draw:custom-shape><draw:line text:anchor-type="paragraph" draw:z-index="3" draw:name="Shape2" draw:style-name="gr3" draw:text-style-name="P16" svg:x1="4.562cm" svg:y1="0.4cm" svg:x2="3.274cm" svg:y2="0.4cm"><text:p/></draw:line><draw:line text:anchor-type="paragraph" draw:z-index="4" draw:name="Shape3" draw:style-name="gr3" draw:text-style-name="P16" svg:x1="3.274cm" svg:y1="0.4cm" svg:x2="3.288cm" svg:y2="1.187cm"><text:p/></draw:line><draw:line text:anchor-type="paragraph" draw:z-index="5" draw:name="Shape4" draw:style-name="gr2" draw:text-style-name="P15" svg:x1="4.562cm" svg:y1="1.187cm" svg:x2="3.288cm" svg:y2="1.187cm"><text:p/></draw:line><draw:line text:anchor-type="paragraph" draw:z-index="7" draw:name="Shape3_0" draw:style-name="gr3" draw:text-style-name="P16" svg:x1="11.273cm" svg:y1="0.353cm" svg:x2="11.296cm" svg:y2="1.962cm"><text:p/></draw:line><draw:line text:anchor-type="paragraph" draw:z-index="8" draw:name="Shape4_0" draw:style-name="gr2" draw:text-style-name="P15" svg:x1="8.994cm" svg:y1="1.961cm" svg:x2="11.296cm" svg:y2="1.949cm"><text:p/></draw:line><draw:line text:anchor-type="paragraph" draw:z-index="6" draw:name="Shape2_0" draw:style-name="gr3" draw:text-style-name="P16" svg:x1="11.273cm" svg:y1="0.353cm" svg:x2="9.001cm" svg:y2="0.369cm"><text:p/></draw:line></text:p>
      <text:p text:style-name="P1"/>
      <text:p text:style-name="P1"/>
      <text:p text:style-name="P1"/>
      <text:p text:style-name="P1"/>
      <text:p text:style-name="P12"><text:soft-page-break/>Run:</text:p>
      <text:p text:style-name="P13">use a68g fizzbuzz.a68</text:p>
      <text:p text:style-name="P13"/>
      <text:p text:style-name="P12">Testing:</text:p>
      <text:p text:style-name="P13">it prints out the algorithm from 1-100, should be easy to check that the numbers divisible by 15 print fizz buzz, 5 buzz and 3 fizz.</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23:53:03.908247224</dc:date>
    <meta:editing-duration>PT1H49M3S</meta:editing-duration>
    <meta:editing-cycles>13</meta:editing-cycles>
    <meta:generator>LibreOffice/6.4.7.2$Linux_X86_64 LibreOffice_project/40$Build-2</meta:generator>
    <meta:document-statistic meta:table-count="0" meta:image-count="0" meta:object-count="0" meta:page-count="2" meta:paragraph-count="10" meta:word-count="603" meta:character-count="3570" meta:non-whitespace-character-count="2975"/>
  </office:meta>
</office:document-meta>
</file>